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02cm"/>
    </style:style>
    <style:style style:name="co2" style:family="table-column">
      <style:table-column-properties fo:break-before="auto" style:column-width="3.27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5"/>
    <style:style style:name="ce3" style:family="table-cell" style:parent-style-name="Default" style:data-style-name="N115">
      <style:table-cell-properties fo:background-color="#ffff00"/>
    </style:style>
    <style:style style:name="ce4" style:family="table-cell" style:parent-style-name="Default">
      <style:text-properties style:font-name="Liberation Serif" style:font-name-asian="Tahoma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Aktuell</text:p>
          </table:table-cell>
          <table:table-cell office:value-type="string" calcext:value-type="string">
            <text:p>Vorgabe</text:p>
          </table:table-cell>
          <table:table-cell table:style-name="ce4"/>
        </table:table-row>
        <table:table-row table:style-name="ro1">
          <table:table-cell office:value-type="string" calcext:value-type="string">
            <text:p>kohlenhydrate</text:p>
          </table:table-cell>
          <table:table-cell table:style-name="ce3" office:value-type="float" office:value="0" calcext:value-type="float">
            <text:p>0,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hlzeitenInsulin</text:p>
          </table:table-cell>
          <table:table-cell table:number-columns-repeated="2" office:value-type="float" office:value="3.5" calcext:value-type="float">
            <text:p>3,5</text:p>
          </table:table-cell>
          <table:table-cell/>
        </table:table-row>
        <table:table-row table:style-name="ro1">
          <table:table-cell table:style-name="ce1" office:value-type="string" calcext:value-type="string">
            <text:p>bolusIE</text:p>
          </table:table-cell>
          <table:table-cell table:formula="of:=[.B2]/10*[.B3]" office:value-type="float" office:value="0" calcext:value-type="float">
            <text:p>0,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tuellerBZ</text:p>
          </table:table-cell>
          <table:table-cell table:style-name="ce3" office:value-type="float" office:value="182" calcext:value-type="float">
            <text:p>182,0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zielBZ</text:p>
          </table:table-cell>
          <table:table-cell table:number-columns-repeated="2" office:value-type="float" office:value="110" calcext:value-type="float">
            <text:p>110,0</text:p>
          </table:table-cell>
          <table:table-cell/>
        </table:table-row>
        <table:table-row table:style-name="ro1">
          <table:table-cell office:value-type="string" calcext:value-type="string">
            <text:p>korrekturFaktor</text:p>
          </table:table-cell>
          <table:table-cell table:number-columns-repeated="2" office:value-type="float" office:value="20" calcext:value-type="float">
            <text:p>20,0</text:p>
          </table:table-cell>
          <table:table-cell/>
        </table:table-row>
        <table:table-row table:style-name="ro1">
          <table:table-cell table:style-name="ce1" office:value-type="string" calcext:value-type="string">
            <text:p>korrekturIE</text:p>
          </table:table-cell>
          <table:table-cell table:formula="of:=([.B5]-[.B6])/[.B7]" office:value-type="float" office:value="3.6" calcext:value-type="float">
            <text:p>3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IE</text:p>
          </table:table-cell>
          <table:table-cell table:formula="of:=[.B4]+[.B8]" office:value-type="float" office:value="3.6" calcext:value-type="float">
            <text:p>3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IE</text:p>
          </table:table-cell>
          <table:table-cell table:number-columns-repeated="2" office:value-type="float" office:value="0" calcext:value-type="float">
            <text:p>0,0</text:p>
          </table:table-cell>
          <table:table-cell/>
        </table:table-row>
        <table:table-row table:style-name="ro1">
          <table:table-cell table:style-name="ce1" office:value-type="string" calcext:value-type="string">
            <text:p>totaIE</text:p>
          </table:table-cell>
          <table:table-cell table:style-name="ce3" table:formula="of:=[.B9]-[.B10]" office:value-type="float" office:value="3.6" calcext:value-type="float">
            <text:p>3,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  <table:named-expressions>
          <table:named-range table:name="aktuellerBZ" table:base-cell-address="$Tabelle1.$B$1" table:cell-range-address="$Tabelle1.$B$5"/>
          <table:named-range table:name="anzeigeIE" table:base-cell-address="$Tabelle1.$B$1" table:cell-range-address="$Tabelle1.$B$11"/>
          <table:named-range table:name="bolusIE" table:base-cell-address="$Tabelle1.$B$1" table:cell-range-address="$Tabelle1.$B$4"/>
          <table:named-range table:name="brechneteIE" table:base-cell-address="$Tabelle1.$B$1" table:cell-range-address="$Tabelle1.$B$8"/>
          <table:named-range table:name="kohlenhydrate" table:base-cell-address="$Tabelle1.$B$1" table:cell-range-address="$Tabelle1.$B$2"/>
          <table:named-range table:name="korrekturFaktor" table:base-cell-address="$Tabelle1.$B$1" table:cell-range-address="$Tabelle1.$B$7"/>
          <table:named-range table:name="mahlzeitenInsulin" table:base-cell-address="$Tabelle1.$B$1" table:cell-range-address="$Tabelle1.$B$3"/>
          <table:named-range table:name="restIE" table:base-cell-address="$Tabelle1.$B$1" table:cell-range-address="$Tabelle1.$B$10"/>
          <table:named-range table:name="zielBZ" table:base-cell-address="$Tabelle1.$B$1" table:cell-range-address="$Tabelle1.$B$6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5T13:06:47.732847000</meta:creation-date>
    <meta:generator>LibreOffice/25.2.0.3$MacOSX_AARCH64 LibreOffice_project/e1cf4a87eb02d755bce1a01209907ea5ddc8f069</meta:generator>
    <dc:date>2025-02-15T17:25:06.487545000</dc:date>
    <meta:editing-duration>PT18M12S</meta:editing-duration>
    <meta:editing-cycles>4</meta:editing-cycles>
    <meta:document-statistic meta:table-count="1" meta:cell-count="26" meta:object-count="0"/>
  </office:meta>
</office:document-meta>
</file>